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63.9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52.6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87.24mm"/>
    </style:style>
    <style:style style:name="co15" style:family="table-column">
      <style:table-column-properties fo:break-before="auto" style:column-width="28.33mm"/>
    </style:style>
    <style:style style:name="co16" style:family="table-column">
      <style:table-column-properties fo:break-before="auto" style:column-width="75.34mm"/>
    </style:style>
    <style:style style:name="co17" style:family="table-column">
      <style:table-column-properties fo:break-before="auto" style:column-width="81.81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67.82mm"/>
    </style:style>
    <style:style style:name="co20" style:family="table-column">
      <style:table-column-properties fo:break-before="auto" style:column-width="65.74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03mm" fo:break-before="auto" style:use-optimal-row-height="true"/>
    </style:style>
    <style:style style:name="ro6" style:family="table-row">
      <style:table-row-properties style:row-height="12.21mm" fo:break-before="auto" style:use-optimal-row-height="true"/>
    </style:style>
    <style:style style:name="ro7" style:family="table-row">
      <style:table-row-properties style:row-height="8.59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7.25mm" fo:break-before="auto" style:use-optimal-row-height="true"/>
    </style:style>
    <style:style style:name="ro12" style:family="table-row">
      <style:table-row-properties style:row-height="13.09mm" fo:break-before="auto" style:use-optimal-row-height="true"/>
    </style:style>
    <style:style style:name="ro13" style:family="table-row">
      <style:table-row-properties style:row-height="4.53mm" fo:break-before="auto" style:use-optimal-row-height="true"/>
    </style:style>
    <style:style style:name="ro14" style:family="table-row">
      <style:table-row-properties style:row-height="9.35mm" fo:break-before="auto" style:use-optimal-row-height="tru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ackground-color="#33ff99" fo:border="0.06pt solid #000000"/>
    </style:style>
    <style:style style:name="ce25" style:family="table-cell" style:parent-style-name="Default">
      <style:table-cell-properties fo:background-color="#66ffff" fo:border="0.06pt solid #000000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ackground-color="#cc3300" fo:border="0.06pt solid #000000"/>
    </style:style>
    <style:style style:name="ce28" style:family="table-cell" style:parent-style-name="Default">
      <style:table-cell-properties fo:background-color="#ff6600" fo:border="0.06pt solid #000000"/>
    </style:style>
    <style:style style:name="ce29" style:family="table-cell" style:parent-style-name="Default">
      <style:table-cell-properties fo:background-color="#cc9900" fo:border="0.06pt solid #000000"/>
    </style:style>
    <style:style style:name="ce30" style:family="table-cell" style:parent-style-name="Default">
      <style:table-cell-properties fo:background-color="#673604" fo:border="0.06pt solid #000000"/>
    </style:style>
    <style:style style:name="ce31" style:family="table-cell" style:parent-style-name="Default">
      <style:table-cell-properties fo:background-color="#ccff00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="0.06pt solid #000000"/>
      <style:text-properties style:font-name="Liberation Sans" style:font-name-asian="Noto Sans CJK SC Regular" style:font-name-complex="Lohit Devanagari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53" style:family="table-cell" style:parent-style-name="Default">
      <style:table-cell-properties fo:background-color="#7da7d8" fo:border="0.06pt solid #000000"/>
    </style:style>
    <style:style style:name="ce5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bce4e5" fo:border="0.06pt solid #000000"/>
    </style:style>
    <style:style style:name="ce58" style:family="table-cell" style:parent-style-name="Default">
      <style:table-cell-properties fo:background-color="transparent" fo:wrap-option="wrap" fo:border="0.06pt solid #000000"/>
    </style:style>
    <style:style style:name="ce59" style:family="table-cell" style:parent-style-name="Default">
      <style:table-cell-properties fo:background-color="#bce4e5" fo:wrap-option="wrap" fo:border="0.06pt solid #000000"/>
      <style:text-properties style:font-name="Liberation Sans" style:font-name-asian="Noto Sans CJK SC Regular" style:font-name-complex="Lohit Devanagari"/>
    </style:style>
    <style:style style:name="ce60" style:family="table-cell" style:parent-style-name="Default">
      <style:table-cell-properties fo:background-color="#bce4e5" fo:border="0.06pt solid #000000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bce4e5" fo:wrap-option="wrap" fo:border="0.06pt solid #000000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7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9" table:default-cell-style-name="ce21"/>
        <table:table-column table:style-name="co6" table:number-columns-repeated="5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8" office:value-type="date" office:date-value="2018-10-03" calcext:value-type="date" table:number-columns-spanned="1" table:number-rows-spanned="4">
            <text:p>03/10/18</text:p>
          </table:table-cell>
          <table:table-cell table:style-name="ce18" office:value-type="date" office:date-value="2018-10-17" calcext:value-type="date" table:number-columns-spanned="1" table:number-rows-spanned="4">
            <text:p>17/10/18</text:p>
          </table:table-cell>
          <table:table-cell table:style-name="ce18" office:value-type="date" office:date-value="2018-10-24" calcext:value-type="date" table:number-columns-spanned="1" table:number-rows-spanned="4">
            <text:p>24/10/18</text:p>
          </table:table-cell>
          <table:table-cell table:style-name="ce18" office:value-type="date" office:date-value="2018-10-31" calcext:value-type="date" table:number-columns-spanned="1" table:number-rows-spanned="4">
            <text:p>31/10/18</text:p>
          </table:table-cell>
          <table:table-cell table:style-name="ce18" office:value-type="date" office:date-value="2018-11-14" calcext:value-type="date" table:number-columns-spanned="1" table:number-rows-spanned="4">
            <text:p>14/11/18</text:p>
          </table:table-cell>
          <table:table-cell table:style-name="ce18" office:value-type="date" office:date-value="2018-11-21" calcext:value-type="date" table:number-columns-spanned="1" table:number-rows-spanned="4">
            <text:p>21/11/18</text:p>
          </table:table-cell>
          <table:table-cell table:style-name="ce18" office:value-type="date" office:date-value="2018-11-28" calcext:value-type="date" table:number-columns-spanned="1" table:number-rows-spanned="4">
            <text:p>28/11/18</text:p>
          </table:table-cell>
          <table:table-cell table:style-name="ce18" office:value-type="date" office:date-value="2018-12-05" calcext:value-type="date" table:number-columns-spanned="1" table:number-rows-spanned="4">
            <text:p>05/12/18</text:p>
          </table:table-cell>
          <table:table-cell table:style-name="ce18" office:value-type="date" office:date-value="2018-12-12" calcext:value-type="date" table:number-columns-spanned="1" table:number-rows-spanned="4">
            <text:p>12/12/18</text:p>
          </table:table-cell>
          <table:table-cell table:style-name="ce18" office:value-type="date" office:date-value="2018-12-06" calcext:value-type="date" table:number-columns-spanned="1" table:number-rows-spanned="4">
            <text:p>06/12/18</text:p>
          </table:table-cell>
          <table:table-cell table:style-name="ce18" office:value-type="date" office:date-value="2018-12-26" calcext:value-type="date" table:number-columns-spanned="1" table:number-rows-spanned="4">
            <text:p>26/12/18</text:p>
          </table:table-cell>
          <table:table-cell table:style-name="ce18" office:value-type="date" office:date-value="2019-01-02" calcext:value-type="date" table:number-columns-spanned="1" table:number-rows-spanned="4">
            <text:p>02/01/19</text:p>
          </table:table-cell>
          <table:table-cell table:style-name="ce18" office:value-type="date" office:date-value="2019-01-09" calcext:value-type="date" table:number-columns-spanned="1" table:number-rows-spanned="4">
            <text:p>09/01/19</text:p>
          </table:table-cell>
          <table:table-cell table:style-name="ce18" office:value-type="date" office:date-value="2019-01-23" calcext:value-type="date" table:number-columns-spanned="1" table:number-rows-spanned="4">
            <text:p>23/01/19</text:p>
          </table:table-cell>
          <table:table-cell table:style-name="ce18" office:value-type="date" office:date-value="2019-01-30" calcext:value-type="date" table:number-columns-spanned="1" table:number-rows-spanned="4">
            <text:p>30/01/19</text:p>
          </table:table-cell>
          <table:table-cell table:style-name="ce18" office:value-type="date" office:date-value="2019-02-06" calcext:value-type="date" table:number-columns-spanned="1" table:number-rows-spanned="4">
            <text:p>06/02/19</text:p>
          </table:table-cell>
          <table:table-cell table:style-name="ce18" office:value-type="date" office:date-value="2019-02-20" calcext:value-type="date" table:number-columns-spanned="1" table:number-rows-spanned="4">
            <text:p>20/02/1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17" table:style-name="ce18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style-name="ce22"/>
          <table:covered-table-cell table:style-name="ce4"/>
          <table:covered-table-cell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3" table:style-name="ce2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style-name="ce22"/>
          <table:covered-table-cell table:style-name="ce19"/>
          <table:covered-table-cell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3" table:style-name="ce22"/>
          <table:table-cell table:number-columns-repeated="2"/>
          <table:table-cell table:style-name="ce32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Artefactos y Base de Datos</text:p>
          </table:table-cell>
          <table:table-cell table:style-name="ce8" office:value-type="string" calcext:value-type="string">
            <text:p>SPRINT1</text:p>
          </table:table-cell>
          <table:table-cell table:style-name="ce20"/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table:style-name="ce6" office:value-type="string" calcext:value-type="string">
            <text:p>Administraciòn de perfiles de usuario</text:p>
          </table:table-cell>
          <table:table-cell table:style-name="ce9" office:value-type="string" calcext:value-type="string">
            <text:p>SPRINT2</text:p>
          </table:table-cell>
          <table:table-cell/>
          <table:table-cell table:style-name="ce2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1" table:number-rows-spanned="4">
            <text:p>HU03</text:p>
          </table:table-cell>
          <table:table-cell table:style-name="ce7" office:value-type="string" calcext:value-type="string" table:number-columns-spanned="1" table:number-rows-spanned="4">
            <text:p>Cuadratura de inventarios</text:p>
          </table:table-cell>
          <table:table-cell table:style-name="ce10" office:value-type="string" calcext:value-type="string">
            <text:p>SPRINT3</text:p>
          </table:table-cell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SPRINT4</text:p>
          </table:table-cell>
          <table:table-cell table:number-columns-repeated="4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>
            <text:p>SPRINT5</text:p>
          </table:table-cell>
          <table:table-cell table:number-columns-repeated="6"/>
          <table:table-cell table:style-name="ce26" table:number-columns-repeated="2"/>
          <table:table-cell table:number-columns-repeated="12"/>
        </table:table-row>
        <table:table-row table:style-name="ro1">
          <table:table-cell/>
          <table:covered-table-cell table:style-name="ce4"/>
          <table:covered-table-cell/>
          <table:table-cell table:style-name="ce13" office:value-type="string" calcext:value-type="string">
            <text:p>SPRINT6</text:p>
          </table:table-cell>
          <table:table-cell table:number-columns-repeated="8"/>
          <table:table-cell table:style-name="ce27" table:number-columns-repeated="2"/>
          <table:table-cell table:number-columns-repeated="7"/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4" office:value-type="string" calcext:value-type="string">
            <text:p>SPRINT7</text:p>
          </table:table-cell>
          <table:table-cell table:number-columns-repeated="10"/>
          <table:table-cell table:style-name="ce28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5" office:value-type="string" calcext:value-type="string">
            <text:p>SPRINT8</text:p>
          </table:table-cell>
          <table:table-cell table:number-columns-repeated="12"/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16" office:value-type="string" calcext:value-type="string">
            <text:p>SPRINT9</text:p>
          </table:table-cell>
          <table:table-cell table:number-columns-repeated="13"/>
          <table:table-cell table:style-name="ce3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17" office:value-type="string" calcext:value-type="string">
            <text:p>SPRINT10</text:p>
          </table:table-cell>
          <table:table-cell table:style-name="ce4" table:number-columns-repeated="15"/>
          <table:table-cell table:style-name="ce31" table:number-columns-repeated="2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10" table:default-cell-style-name="ce33"/>
        <table:table-column table:style-name="co11" table:default-cell-style-name="Default"/>
        <table:table-column table:style-name="co12" table:default-cell-style-name="ce38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Historias </text:p>
            <text:p>Usuario (HU0X)</text:p>
          </table:table-cell>
          <table:table-cell table:style-name="ce34" office:value-type="string" calcext:value-type="string">
            <text:p>Product Backlog</text:p>
          </table:table-cell>
          <table:table-cell table:style-name="ce34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HU01</text:p>
          </table:table-cell>
          <table:table-cell table:style-name="ce35" office:value-type="string" calcext:value-type="string">
            <text:p>Almacenamiento y estructura funcional de la empresa</text:p>
          </table:table-cell>
          <table:table-cell table:style-name="ce39" office:value-type="string" calcext:value-type="string" table:number-columns-spanned="1" table:number-rows-spanned="3">
            <text:p>SPRINT1</text:p>
          </table:table-cell>
          <table:table-cell table:style-name="ce37" office:value-type="string" calcext:value-type="string">
            <text:p>T19</text:p>
          </table:table-cell>
          <table:table-cell table:style-name="ce47" office:value-type="string" calcext:value-type="string">
            <text:p>Artefactos y Base de Da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2</text:p>
          </table:table-cell>
          <table:table-cell table:style-name="ce36" office:value-type="string" calcext:value-type="string" table:number-columns-spanned="1" table:number-rows-spanned="2">
            <text:p>Administración de perfiles de usuario</text:p>
          </table:table-cell>
          <table:covered-table-cell table:style-name="ce39"/>
          <table:table-cell table:style-name="ce37" office:value-type="string" calcext:value-type="string">
            <text:p>T02</text:p>
          </table:table-cell>
          <table:table-cell table:style-name="ce4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7"/>
          <table:covered-table-cell table:style-name="ce39"/>
          <table:table-cell table:style-name="ce37" office:value-type="string" calcext:value-type="string">
            <text:p>T01</text:p>
          </table:table-cell>
          <table:table-cell table:style-name="ce4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HU03</text:p>
          </table:table-cell>
          <table:table-cell table:style-name="ce7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40" office:value-type="string" calcext:value-type="string">
            <text:p>SPRINT 2</text:p>
          </table:table-cell>
          <table:table-cell table:style-name="ce42" office:value-type="string" calcext:value-type="string">
            <text:p>T07</text:p>
          </table:table-cell>
          <table:table-cell table:style-name="ce4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41" office:value-type="string" calcext:value-type="string" table:number-columns-spanned="1" table:number-rows-spanned="2">
            <text:p>SPRINT3</text:p>
          </table:table-cell>
          <table:table-cell table:style-name="ce42" office:value-type="string" calcext:value-type="string">
            <text:p>T13</text:p>
          </table:table-cell>
          <table:table-cell table:style-name="ce4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5</text:p>
          </table:table-cell>
          <table:table-cell table:style-name="ce4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3" office:value-type="string" calcext:value-type="string" table:number-columns-spanned="1" table:number-rows-spanned="3">
            <text:p>SPRINT4</text:p>
          </table:table-cell>
          <table:table-cell table:style-name="ce37" office:value-type="string" calcext:value-type="string">
            <text:p>T08</text:p>
          </table:table-cell>
          <table:table-cell table:style-name="ce4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11</text:p>
          </table:table-cell>
          <table:table-cell table:style-name="ce4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14</text:p>
          </table:table-cell>
          <table:table-cell table:style-name="ce4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2" office:value-type="string" calcext:value-type="string" table:number-columns-spanned="1" table:number-rows-spanned="3">
            <text:p>SPRINT5</text:p>
          </table:table-cell>
          <table:table-cell table:style-name="ce42" office:value-type="string" calcext:value-type="string">
            <text:p>T12</text:p>
          </table:table-cell>
          <table:table-cell table:style-name="ce4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0</text:p>
          </table:table-cell>
          <table:table-cell table:style-name="ce4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7" office:value-type="string" calcext:value-type="string">
            <text:p>T09</text:p>
          </table:table-cell>
          <table:table-cell table:style-name="ce4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4</text:p>
          </table:table-cell>
          <table:table-cell table:style-name="ce7" office:value-type="string" calcext:value-type="string" table:number-columns-spanned="1" table:number-rows-spanned="2">
            <text:p>Notificaciones por Email</text:p>
          </table:table-cell>
          <table:table-cell table:style-name="ce43" office:value-type="string" calcext:value-type="string" table:number-columns-spanned="1" table:number-rows-spanned="2">
            <text:p>SPRINT 6</text:p>
          </table:table-cell>
          <table:table-cell table:style-name="ce37" office:value-type="string" calcext:value-type="string">
            <text:p>T06</text:p>
          </table:table-cell>
          <table:table-cell table:style-name="ce4" office:value-type="string" calcext:value-type="string">
            <text:p>Niveles de alerta Inventario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covered-table-cell table:style-name="ce2"/>
          <table:covered-table-cell table:style-name="ce4"/>
          <table:covered-table-cell table:style-name="ce44"/>
          <table:table-cell table:style-name="ce42" office:value-type="string" calcext:value-type="string">
            <text:p>T05</text:p>
          </table:table-cell>
          <table:table-cell table:style-name="ce4" office:value-type="string" calcext:value-type="string">
            <text:p>Entrega de reportes por calendario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37" office:value-type="string" calcext:value-type="string">
            <text:p>Gestión ordenes de compra</text:p>
          </table:table-cell>
          <table:table-cell table:style-name="ce45" office:value-type="string" calcext:value-type="string">
            <text:p>SPRINT7</text:p>
          </table:table-cell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creación e implementación de herramientas</text:p>
          </table:table-cell>
          <table:table-cell/>
          <table:table-cell table:style-name="ce48"/>
          <table:table-cell table:style-name="ce50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6</text:p>
          </table:table-cell>
          <table:table-cell table:style-name="ce7" office:value-type="string" calcext:value-type="string" table:number-columns-spanned="1" table:number-rows-spanned="2">
            <text:p>CRUD</text:p>
            <text:p>Proveedores</text:p>
          </table:table-cell>
          <table:table-cell table:style-name="ce10" office:value-type="string" calcext:value-type="string" table:number-columns-spanned="1" table:number-rows-spanned="2">
            <text:p>SPRINT8</text:p>
          </table:table-cell>
          <table:table-cell table:style-name="ce37" office:value-type="string" calcext:value-type="string">
            <text:p>T17</text:p>
          </table:table-cell>
          <table:table-cell table:style-name="ce4" office:value-type="string" calcext:value-type="string">
            <text:p>Agregar proveedores</text:p>
          </table:table-cell>
          <table:table-cell/>
          <table:table-cell table:style-name="ce49"/>
          <table:table-cell table:style-name="ce50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Desvincular proveedores</text:p>
          </table:table-cell>
          <table:table-cell/>
          <table:table-cell table:style-name="ce49"/>
          <table:table-cell table:style-name="ce5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U07</text:p>
          </table:table-cell>
          <table:table-cell table:style-name="ce35" office:value-type="string" calcext:value-type="string" table:number-columns-spanned="1" table:number-rows-spanned="3">
            <text:p>Interfaz de Nivel Inventario</text:p>
          </table:table-cell>
          <table:table-cell table:style-name="ce46" office:value-type="string" calcext:value-type="string" table:number-columns-spanned="1" table:number-rows-spanned="3">
            <text:p>SPRINT9</text:p>
          </table:table-cell>
          <table:table-cell table:style-name="ce37" office:value-type="string" calcext:value-type="string">
            <text:p>T04</text:p>
          </table:table-cell>
          <table:table-cell table:style-name="ce4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42"/>
          <table:table-cell table:style-name="ce42" office:value-type="string" calcext:value-type="string">
            <text:p>T18</text:p>
          </table:table-cell>
          <table:table-cell table:style-name="ce4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37" office:value-type="string" calcext:value-type="string">
            <text:p>T03</text:p>
          </table:table-cell>
          <table:table-cell table:style-name="ce4" office:value-type="string" calcext:value-type="string">
            <text:p>Panel gestor de proveedores administrativo</text:p>
          </table:table-cell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53"/>
        <table:table-column table:style-name="co17" table:default-cell-style-name="ce57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1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2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3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2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dministración de credenciales y procesos CRUD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gestor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4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5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6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4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Salida estadístic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Entrega de reportes por calendario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7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8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09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ngreso detalle product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rueba ingreso con pistola lase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0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1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oductos con pistol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sociacion de producto trabajado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3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4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5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gistro de prestam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6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7</text:p>
          </table:table-cell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8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6</text:p>
          </table:table-cell>
          <table:table-cell/>
          <table:table-cell table:style-name="ce53" office:value-type="string" calcext:value-type="string">
            <text:p>Historia de </text:p>
            <text:p>Usuario</text:p>
          </table:table-cell>
          <table:table-cell table:style-name="ce57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3" office:value-type="string" calcext:value-type="string">
            <text:p>Estado</text:p>
          </table:table-cell>
          <table:table-cell table:style-name="ce57"/>
          <table:table-cell/>
          <table:table-cell table:style-name="ce53" office:value-type="string" calcext:value-type="string">
            <text:p>Estado</text:p>
          </table:table-cell>
          <table:table-cell table:style-name="ce5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Creacion y generacion de herramienta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Tarea</text:p>
          </table:table-cell>
          <table:table-cell table:style-name="ce53" office:value-type="string" calcext:value-type="string">
            <text:p>T19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6">
          <table:table-cell/>
          <table:table-cell table:style-name="ce21" office:value-type="string" calcext:value-type="string">
            <text:p>Descripción</text:p>
          </table:table-cell>
          <table:table-cell table:style-name="ce58" office:value-type="string" calcext:value-type="string">
            <text:p>Modelamiento y estructura relacional BSS, construcciòn de artefactos funcionales del sistema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1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1" office:value-type="string" calcext:value-type="string">
            <text:p>HU02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1" office:value-type="string" calcext:value-type="string">
            <text:p>HU03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Nombre</text:p>
          </table:table-cell>
          <table:table-cell table:style-name="ce59" office:value-type="string" calcext:value-type="string">
            <text:p>Almacenamiento y estructura funcional de la empresa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1" office:value-type="string" calcext:value-type="string">
            <text:p>Administración de perfiles de usuario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1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Riesgo</text:p>
          </table:table-cell>
          <table:table-cell table:style-name="ce60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Descripción</text:p>
          </table:table-cell>
          <table:table-cell table:style-name="ce61"/>
          <table:table-cell/>
          <table:table-cell table:style-name="ce53" office:value-type="string" calcext:value-type="string">
            <text:p>Descripción</text:p>
          </table:table-cell>
          <table:table-cell table:style-name="ce61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1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string" calcext:value-type="string" table:number-columns-spanned="1" table:number-rows-spanned="4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1" office:value-type="string" calcext:value-type="string">
            <text:p>-Contar con un login</text:p>
          </table:table-cell>
          <table:table-cell/>
          <table:table-cell table:style-name="ce56" office:value-type="string" calcext:value-type="string" table:number-columns-spanned="1" table:number-rows-spanned="4">
            <text:p>Validacion</text:p>
          </table:table-cell>
          <table:table-cell table:style-name="ce61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55"/>
          <table:table-cell office:value-type="string" calcext:value-type="string">
            <text:p>-Base de datos se puedan modificar datos</text:p>
          </table:table-cell>
          <table:table-cell/>
          <table:covered-table-cell table:style-name="ce53"/>
          <table:table-cell table:style-name="ce61" office:value-type="string" calcext:value-type="string">
            <text:p>-Lograr usar login para ingresar</text:p>
          </table:table-cell>
          <table:table-cell/>
          <table:covered-table-cell table:style-name="ce53"/>
          <table:table-cell table:style-name="ce61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4">
          <table:table-cell/>
          <table:covered-table-cell table:style-name="ce55"/>
          <table:table-cell office:value-type="string" calcext:value-type="string">
            <text:p>-Base de datos se puedan eliminar datos</text:p>
          </table:table-cell>
          <table:table-cell/>
          <table:covered-table-cell table:style-name="ce53"/>
          <table:table-cell table:style-name="ce61" office:value-type="string" calcext:value-type="string">
            <text:p>-Tener plataformas distintas dependiendo del usuario</text:p>
          </table:table-cell>
          <table:table-cell/>
          <table:covered-table-cell table:style-name="ce53"/>
          <table:table-cell table:style-name="ce61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38"/>
          <table:table-cell office:value-type="string" calcext:value-type="string">
            <text:p>-Diseño de artefactos funcionales de TXX</text:p>
          </table:table-cell>
          <table:table-cell table:number-columns-repeated="4"/>
          <table:covered-table-cell/>
          <table:table-cell table:style-name="ce61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61" office:value-type="string" calcext:value-type="string">
            <text:p>HU04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1" office:value-type="string" calcext:value-type="string">
            <text:p>HU05</text:p>
          </table:table-cell>
          <table:table-cell/>
          <table:table-cell table:style-name="ce53" office:value-type="string" calcext:value-type="string">
            <text:p>ID</text:p>
          </table:table-cell>
          <table:table-cell table:style-name="ce61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61" office:value-type="string" calcext:value-type="string">
            <text:p>Notificaciones por email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1" office:value-type="string" calcext:value-type="string">
            <text:p>Ordenes de Compras</text:p>
          </table:table-cell>
          <table:table-cell/>
          <table:table-cell table:style-name="ce53" office:value-type="string" calcext:value-type="string">
            <text:p>Nombre</text:p>
          </table:table-cell>
          <table:table-cell table:style-name="ce61" office:value-type="string" calcext:value-type="string">
            <text:p>CRUD de proveedores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/>
          <table:table-cell table:style-name="ce53"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 table:number-columns-repeated="1015"/>
        </table:table-row>
        <table:table-row table:style-name="ro11">
          <table:table-cell/>
          <table:table-cell office:value-type="string" calcext:value-type="string">
            <text:p>Descripción</text:p>
          </table:table-cell>
          <table:table-cell table:style-name="ce61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1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53" office:value-type="string" calcext:value-type="string">
            <text:p>Descripción</text:p>
          </table:table-cell>
          <table:table-cell table:style-name="ce61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1" office:value-type="string" calcext:value-type="string">
            <text:p>-Conexion con servidores de correo</text:p>
          </table:table-cell>
          <table:table-cell/>
          <table:table-cell table:style-name="ce56" office:value-type="string" calcext:value-type="string" table:number-columns-spanned="1" table:number-rows-spanned="4">
            <text:p>Validacion</text:p>
          </table:table-cell>
          <table:table-cell table:style-name="ce61" office:value-type="string" calcext:value-type="string">
            <text:p>-Validar los niveles inventariales</text:p>
          </table:table-cell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1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61" office:value-type="string" calcext:value-type="string">
            <text:p>-Programar entrega de reportes</text:p>
          </table:table-cell>
          <table:table-cell/>
          <table:covered-table-cell table:style-name="ce53"/>
          <table:table-cell table:style-name="ce61" office:value-type="string" calcext:value-type="string">
            <text:p>-Listar artículos con niveles bajos de inventario</text:p>
          </table:table-cell>
          <table:table-cell/>
          <table:covered-table-cell table:style-name="ce53"/>
          <table:table-cell table:style-name="ce61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61" office:value-type="string" calcext:value-type="string">
            <text:p>-Notificaciones de niveles inventariales</text:p>
          </table:table-cell>
          <table:table-cell/>
          <table:covered-table-cell table:style-name="ce53"/>
          <table:table-cell table:style-name="ce61" office:value-type="string" calcext:value-type="string">
            <text:p>-Generación de ordenes de compra</text:p>
          </table:table-cell>
          <table:table-cell/>
          <table:covered-table-cell table:style-name="ce53"/>
          <table:table-cell table:style-name="ce61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61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61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61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Prioridad</text:p>
          </table:table-cell>
          <table:table-cell table:style-name="ce61" office:value-type="string" calcext:value-type="string">
            <text:p>Alta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Riesgo</text:p>
          </table:table-cell>
          <table:table-cell table:style-name="ce61" office:value-type="string" calcext:value-type="string">
            <text:p>Alta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scripción</text:p>
          </table:table-cell>
          <table:table-cell table:style-name="ce61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56" office:value-type="string" calcext:value-type="string" table:number-columns-spanned="1" table:number-rows-spanned="3">
            <text:p>Validacion</text:p>
          </table:table-cell>
          <table:table-cell table:style-name="ce61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61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style-name="ce61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62"/>
        <table:table-column table:style-name="co22" table:default-cell-style-name="ce64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Actores</text:p>
          </table:table-cell>
          <table:covered-table-cell table:style-name="ce4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3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63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3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3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50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4" office:value-type="string" calcext:value-type="string">
            <text:p>Semanas</text:p>
          </table:table-cell>
          <table:table-cell table:style-name="ce4" office:value-type="string" calcext:value-type="string">
            <text:p>SMN APRX</text:p>
          </table:table-cell>
          <table:table-cell table:style-name="ce4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4" table:formula="of:=[.E57]/24.5" office:value-type="float" office:value="20.4040816326531" calcext:value-type="float">
            <text:p>20,4040816327</text:p>
          </table:table-cell>
          <table:table-cell table:style-name="ce4" table:formula="of:=ROUND([.G61];0)" office:value-type="float" office:value="20" calcext:value-type="float">
            <text:p>20</text:p>
          </table:table-cell>
          <table:table-cell table:style-name="ce4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1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14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string" calcext:value-type="string">
            <text:p>T01</text:p>
          </table:table-cell>
          <table:table-cell table:style-name="ce37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RÓNIMO</text:p>
          </table:table-cell>
          <table:table-cell table:style-name="ce4" office:value-type="string" calcext:value-type="string">
            <text:p>Parametros Significativos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4"/>
          <table:table-cell/>
          <table:table-cell table:style-name="ce4" office:value-type="string" calcext:value-type="string">
            <text:p>Factores de Escala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2</text:p>
          </table:table-cell>
          <table:table-cell table:style-name="ce4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EI</text:p>
          </table:table-cell>
          <table:table-cell table:style-name="ce4" office:value-type="string" calcext:value-type="string">
            <text:p>Entradas Extern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6]*[.L6]+[.M6]*[.N6]+[.O6]*[.P6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PRECEDENTES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.96" calcext:value-type="float">
            <text:p>4,96</text:p>
          </table:table-cell>
          <table:table-cell table:style-name="ce68" office:value-type="float" office:value="2.48" calcext:value-type="float">
            <text:p>2,48</text:p>
          </table:table-cell>
          <table:table-cell table:style-name="ce4" office:value-type="float" office:value="1.24" calcext:value-type="float">
            <text:p>1,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T03</text:p>
          </table:table-cell>
          <table:table-cell table:style-name="ce37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alidas Externa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table:formula="of:=([.K7]*[.L7]+[.M7]*[.N7]+[.O7]*[.P7])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FLEXIBILIDAD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2.03" calcext:value-type="float">
            <text:p>2,03</text:p>
          </table:table-cell>
          <table:table-cell table:style-name="ce68" office:value-type="float" office:value="1.01" calcext:value-type="float">
            <text:p>1,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4</text:p>
          </table:table-cell>
          <table:table-cell table:style-name="ce4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LI</text:p>
          </table:table-cell>
          <table:table-cell table:style-name="ce4" office:value-type="string" calcext:value-type="string">
            <text:p>Archios Lógicos Interno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4" table:formula="of:=([.K8]*[.L8]+[.M8]*[.N8]+[.O8]*[.P8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ARQUITECTURA</text:p>
          </table:table-cell>
          <table:table-cell table:style-name="ce4" office:value-type="float" office:value="7.07" calcext:value-type="float">
            <text:p>7,07</text:p>
          </table:table-cell>
          <table:table-cell table:style-name="ce4" office:value-type="float" office:value="5.65" calcext:value-type="float">
            <text:p>5,65</text:p>
          </table:table-cell>
          <table:table-cell table:style-name="ce68" office:value-type="float" office:value="2.83" calcext:value-type="float">
            <text:p>2,83</text:p>
          </table:table-cell>
          <table:table-cell table:style-name="ce4" office:value-type="float" office:value="1.41" calcext:value-type="float">
            <text:p>1,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T05</text:p>
          </table:table-cell>
          <table:table-cell table:style-name="ce37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IE</text:p>
          </table:table-cell>
          <table:table-cell table:style-name="ce4" office:value-type="string" calcext:value-type="string">
            <text:p>Archivos de Interfaces Extern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([.K9]*[.L9]+[.M9]*[.N9]+[.O9]*[.P9]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OHESION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4.38" calcext:value-type="float">
            <text:p>4,38</text:p>
          </table:table-cell>
          <table:table-cell table:style-name="ce68" office:value-type="float" office:value="2.19" calcext:value-type="float">
            <text:p>2,1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69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T06</text:p>
          </table:table-cell>
          <table:table-cell table:style-name="ce4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E</text:p>
          </table:table-cell>
          <table:table-cell table:style-name="ce4" office:value-type="string" calcext:value-type="string">
            <text:p>Consultas Extern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10]*[.L10]+[.M10]*[.N10]+[.O10]*[.P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ADUREZ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6.24" calcext:value-type="float">
            <text:p>6,24</text:p>
          </table:table-cell>
          <table:table-cell table:style-name="ce68" office:value-type="float" office:value="3.12" calcext:value-type="float">
            <text:p>3,12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0" calcext:value-type="float">
            <text:p>0</text:p>
          </table:table-cell>
          <table:table-cell table:style-name="ce69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5">
          <table:table-cell/>
          <table:table-cell table:style-name="ce37" office:value-type="string" calcext:value-type="string">
            <text:p>T07</text:p>
          </table:table-cell>
          <table:table-cell table:style-name="ce37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7" office:value-type="string" calcext:value-type="string">
            <text:p>TTL</text:p>
          </table:table-cell>
          <table:table-cell table:style-name="ce67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42" office:value-type="string" calcext:value-type="string">
            <text:p>T08</text:p>
          </table:table-cell>
          <table:table-cell table:style-name="ce4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T09</text:p>
          </table:table-cell>
          <table:table-cell table:style-name="ce37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Multipicadores Esfuerzo</text:p>
          </table:table-cell>
          <table:table-cell table:style-name="ce4" office:value-type="string" calcext:value-type="string">
            <text:p>Extra bjo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style-name="ce4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0</text:p>
          </table:table-cell>
          <table:table-cell table:style-name="ce42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RCPX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0.98" calcext:value-type="float">
            <text:p>0,98</text:p>
          </table:table-cell>
          <table:table-cell table:style-name="ce68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74" calcext:value-type="float">
            <text:p>1,74</text:p>
          </table:table-cell>
          <table:table-cell table:style-name="ce4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1</text:p>
          </table:table-cell>
          <table:table-cell table:style-name="ce37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RU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5" calcext:value-type="float">
            <text:p>0,95</text:p>
          </table:table-cell>
          <table:table-cell table:style-name="ce68" office:value-type="float" office:value="1" calcext:value-type="float">
            <text:p>1</text:p>
          </table:table-cell>
          <table:table-cell table:style-name="ce4" office:value-type="float" office:value="1.07" calcext:value-type="float">
            <text:p>1,07</text:p>
          </table:table-cell>
          <table:table-cell table:style-name="ce4" office:value-type="float" office:value="1.15" calcext:value-type="float">
            <text:p>1,15</text:p>
          </table:table-cell>
          <table:table-cell table:style-name="ce4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2</text:p>
          </table:table-cell>
          <table:table-cell table:style-name="ce42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DIF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8" office:value-type="float" office:value="0.87" calcext:value-type="float">
            <text:p>0,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1.81" calcext:value-type="float">
            <text:p>1,81</text:p>
          </table:table-cell>
          <table:table-cell table:style-name="ce4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3</text:p>
          </table:table-cell>
          <table:table-cell table:style-name="ce37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ERS</text:p>
          </table:table-cell>
          <table:table-cell table:style-name="ce4" office:value-type="float" office:value="2.12" calcext:value-type="float">
            <text:p>2,12</text:p>
          </table:table-cell>
          <table:table-cell table:style-name="ce4" office:value-type="float" office:value="1.62" calcext:value-type="float">
            <text:p>1,62</text:p>
          </table:table-cell>
          <table:table-cell table:style-name="ce68" office:value-type="float" office:value="1.26" calcext:value-type="float">
            <text:p>1,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4</text:p>
          </table:table-cell>
          <table:table-cell table:style-name="ce42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REX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1.33" calcext:value-type="float">
            <text:p>1,33</text:p>
          </table:table-cell>
          <table:table-cell table:style-name="ce68" office:value-type="float" office:value="1.12" calcext:value-type="float">
            <text:p>1,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T15</text:p>
          </table:table-cell>
          <table:table-cell table:style-name="ce37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FCIL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68" office:value-type="float" office:value="0.87" calcext:value-type="float">
            <text:p>0,87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62" calcext:value-type="float">
            <text:p>0,62</text:p>
          </table:table-cell>
          <table:table-cell table:style-name="ce69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42" office:value-type="string" calcext:value-type="string">
            <text:p>T16</text:p>
          </table:table-cell>
          <table:table-cell table:style-name="ce42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SC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14" calcext:value-type="float">
            <text:p>1,14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9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37" office:value-type="string" calcext:value-type="string">
            <text:p>T17</text:p>
          </table:table-cell>
          <table:table-cell table:style-name="ce37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42" office:value-type="string" calcext:value-type="string">
            <text:p>T18</text:p>
          </table:table-cell>
          <table:table-cell table:style-name="ce42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string" calcext:value-type="string">
            <text:p>T19</text:p>
          </table:table-cell>
          <table:table-cell table:style-name="ce37" office:value-type="string" calcext:value-type="string">
            <text:p>RE19</text:p>
          </table:table-cell>
          <table:table-cell table:style-name="ce64" office:value-type="string" calcext:value-type="string">
            <text:p>Modelamiento</text:p>
          </table:table-cell>
          <table:table-cell table:style-name="ce64" office:value-type="string" calcext:value-type="string">
            <text:p>ALI</text:p>
          </table:table-cell>
          <table:table-cell table:style-name="ce64" office:value-type="string" calcext:value-type="string">
            <text:p>media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0"/>
        </table:table-row>
        <table:table-row table:style-name="ro13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6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1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6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1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1" table:target-range-address="'HUX Y TAREA'.B3:'HUX Y TAREA'.F23" table:orientation="column"/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-00-0000</text:date>, <text:time style:data-style-name="N2" text:time-value="08:11:11.300521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10-12T09:43:04.343019018</dc:date>
    <meta:editing-duration>PT6H55M23S</meta:editing-duration>
    <meta:editing-cycles>16</meta:editing-cycles>
    <meta:generator>LibreOffice/5.1.6.2$Linux_X86_64 LibreOffice_project/10m0$Build-2</meta:generator>
    <meta:document-statistic meta:table-count="5" meta:cell-count="824" meta:object-count="0"/>
  </office:meta>
</office:document-meta>
</file>